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9.54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6.1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9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248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採<text:span text:style-name="T1"> </text:span><text:span text:style-name="T2">購</text:span><text:span text:style-name="T3"> </text:span><text:span text:style-name="T2">簽</text:span><text:span text:style-name="T3"> </text:span><text:span text:style-name="T2">核</text:span><text:span text:style-name="T3"> </text:span><text:span text:style-name="T2">單</text:span>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年<text:span text:style-name="T4">    </text:span><text:span text:style-name="T5">月</text:span><text:span text:style-name="T6">    </text:span><text:span text:style-name="T5">日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購單位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3" office:value-type="string" calcext:value-type="string">
            <text:p>請購總號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3" office:value-type="string" calcext:value-type="string">
            <text:p>董<text:span text:style-name="T4">  </text:span><text:span text:style-name="T5">事</text:span><text:span text:style-name="T6">  </text:span><text:span text:style-name="T5">長</text:span>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品名數量</text:p>
          </table:table-cell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7">
            <text:p>報<text:span text:style-name="T4"> </text:span><text:span text:style-name="T5">價</text:span></text:p>
          </table:table-cell>
          <table:table-cell table:style-name="ce3" office:value-type="string" calcext:value-type="string" table:number-columns-spanned="2" table:number-rows-spanned="1">
            <text:p>廠<text:span text:style-name="T4">   </text:span><text:span text:style-name="T5">商</text:span></text:p>
          </table:table-cell>
          <table:covered-table-cell table:style-name="ce7"/>
          <table:table-cell table:style-name="ce3" office:value-type="string" calcext:value-type="string" table:number-columns-spanned="3" table:number-rows-spanned="1">
            <text:p>價<text:span text:style-name="T4">   </text:span><text:span text:style-name="T5">格</text:span></text:p>
          </table:table-cell>
          <table:covered-table-cell table:number-columns-repeated="2" table:style-name="ce7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廠<text:span text:style-name="T4">   </text:span><text:span text:style-name="T5">牌</text:span></text:p>
          </table:table-cell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>
            <text:p>副<text:span text:style-name="T4"> </text:span><text:span text:style-name="T5">董</text:span><text:span text:style-name="T6"> </text:span><text:span text:style-name="T5">事</text:span><text:span text:style-name="T6"> </text:span><text:span text:style-name="T5">長</text:span></text:p>
          </table:table-cell>
          <table:table-cell table:style-name="ce13" table:number-columns-spanned="1" table:number-rows-spanned="2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>
            <text:p>兼<text:span text:style-name="T4"> </text:span><text:span text:style-name="T5">總</text:span><text:span text:style-name="T6"> </text:span><text:span text:style-name="T5">經</text:span><text:span text:style-name="T6"> </text:span><text:span text:style-name="T5">理</text:span></text:p>
          </table:table-cell>
          <table:covered-table-cell table:style-name="ce13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8" table:number-rows-spanned="1">
            <text:p>簽<text:span text:style-name="T7">       </text:span><text:span text:style-name="T8">呈</text:span><text:span text:style-name="T9">       </text:span><text:span text:style-name="T8">意</text:span><text:span text:style-name="T9">       </text:span><text:span text:style-name="T8">見</text:span></text:p>
          </table:table-cell>
          <table:covered-table-cell table:number-columns-repeated="7" table:style-name="ce12"/>
          <table:table-cell table:style-name="ce3" office:value-type="string" calcext:value-type="string">
            <text:p>副<text:span text:style-name="T4"> </text:span><text:span text:style-name="T5">總</text:span><text:span text:style-name="T6"> </text:span><text:span text:style-name="T5">經</text:span><text:span text:style-name="T6"> </text:span><text:span text:style-name="T5">理</text:span>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7" table:number-columns-spanned="8" table:number-rows-spanned="11"/>
          <table:covered-table-cell table:number-columns-repeated="7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3" office:value-type="string" calcext:value-type="string">
            <text:p>經<text:span text:style-name="T4">  </text:span><text:span text:style-name="T5">副</text:span><text:span text:style-name="T6">  </text:span><text:span text:style-name="T5">理</text:span></text:p>
          </table:table-cell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3" office:value-type="string" calcext:value-type="string">
            <text:p>承<text:span text:style-name="T4">  </text:span><text:span text:style-name="T5">辦</text:span><text:span text:style-name="T6">  </text:span><text:span text:style-name="T5">處</text:span></text:p>
          </table:table-cell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4">
          <table:table-cell table:style-name="ce8" table:number-columns-repeated="10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9mm" style:first-page-number="continue" loext:scale-to-X="1" loext:scale-to-Y="1" style:table-centering="horizontal" style:writing-mode="lr-tb"/>
      <style:header-style>
        <style:header-footer-properties fo:min-height="7.5mm" fo:margin-left="4.99mm" fo:margin-right="0mm" fo:margin-bottom="0mm"/>
      </style:header-style>
      <style:footer-style>
        <style:header-footer-properties fo:min-height="7.5mm" fo:margin-left="4.9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0:21.7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24:12</meta:creation-date>
    <dc:date>2017-01-21T23:41:04.586000000</dc:date>
    <meta:print-date>2004-04-14T11:27:22</meta:print-date>
    <meta:generator>LibreOffice/5.1.1.3$Windows_x86 LibreOffice_project/89f508ef3ecebd2cfb8e1def0f0ba9a803b88a6d</meta:generator>
    <meta:editing-duration>PT42S</meta:editing-duration>
    <meta:editing-cycles>1</meta:editing-cycles>
    <meta:document-statistic meta:table-count="1" meta:cell-count="17" meta:object-count="0"/>
  </office:meta>
</office:document-meta>
</file>